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6.42mm" fo:margin-left="-1.99mm" fo:margin-top="0mm" fo:margin-bottom="0mm" table:align="left" style:writing-mode="lr-tb"/>
    </style:style>
    <style:style style:name="Table1.A" style:family="table-column">
      <style:table-column-properties style:column-width="166.42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1.73mm" fo:padding-right="1.91mm" fo:padding-top="0mm" fo:padding-bottom="0mm" fo:border="0.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Liberation Sans1" fo:font-size="13pt" fo:font-weight="bold" officeooo:rsid="003ed0f9" officeooo:paragraph-rsid="003ed0f9" style:font-size-asian="13pt" style:font-weight-asian="bold" style:font-size-complex="13pt" style:font-weight-complex="bold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Header">
      <style:paragraph-properties fo:text-align="center" style:justify-single-word="false">
        <style:tab-stops>
          <style:tab-stop style:position="75mm" style:type="center"/>
          <style:tab-stop style:position="150mm" style:type="right"/>
        </style:tab-stops>
      </style:paragraph-properties>
      <style:text-properties style:font-name="Liberation Sans1" fo:font-size="13pt" fo:language="es" fo:country="ES" fo:font-weight="bold" style:font-size-asian="13pt" style:font-weight-asian="bold" style:font-name-complex="Arial1" style:font-size-complex="13pt" style:font-weight-complex="bold"/>
    </style:style>
    <style:style style:name="P4" style:family="paragraph" style:parent-style-name="Heading_20_2">
      <loext:graphic-properties draw:fill="none"/>
      <style:paragraph-properties fo:margin-left="13mm" fo:margin-right="0mm" fo:margin-top="3.53mm" fo:margin-bottom="2.12mm" style:contextual-spacing="false" fo:text-align="start" style:justify-single-word="false" fo:orphans="2" fo:widows="2" fo:text-indent="0mm" style:auto-text-indent="false" fo:background-color="transparent" fo:keep-with-next="always" style:writing-mode="lr-tb"/>
    </style:style>
    <style:style style:name="P5" style:family="paragraph" style:parent-style-name="Heading_20_2" style:master-page-name="">
      <loext:graphic-properties draw:fill="none"/>
      <style:paragraph-properties fo:margin-left="12.75mm" fo:margin-right="0mm" fo:margin-top="3.53mm" fo:margin-bottom="2.12mm" style:contextual-spacing="false" fo:text-align="start" style:justify-single-word="false" fo:orphans="2" fo:widows="2" fo:text-indent="0mm" style:auto-text-indent="false" style:page-number="auto" fo:background-color="transparent" fo:keep-with-next="always" style:writing-mode="lr-tb"/>
    </style:style>
    <style:style style:name="P6" style:family="paragraph" style:parent-style-name="Heading_20_2" style:master-page-name="">
      <loext:graphic-properties draw:fill="none"/>
      <style:paragraph-properties fo:margin-left="12.75mm" fo:margin-right="0mm" fo:margin-top="3.53mm" fo:margin-bottom="2.12mm" style:contextual-spacing="false" fo:text-align="start" style:justify-single-word="false" fo:orphans="2" fo:widows="2" fo:text-indent="0mm" style:auto-text-indent="false" style:page-number="auto" fo:background-color="transparent" fo:keep-with-next="always" style:writing-mode="lr-tb"/>
    </style:style>
    <style:style style:name="P7" style:family="paragraph" style:parent-style-name="List_20_Paragraph" style:list-style-name="WWNum1">
      <loext:graphic-properties draw:fill-gradient-name="gradient" draw:fill-hatch-name="hatch"/>
      <style:paragraph-properties fo:margin-top="0mm" fo:margin-bottom="1.25mm" style:contextual-spacing="false" fo:text-align="justify" style:justify-single-word="false"/>
      <style:text-properties style:font-name="Liberation Sans1" fo:font-size="11pt" fo:language="es" fo:country="ES" style:font-size-asian="11pt" style:font-name-complex="Arial1" style:font-size-complex="11pt"/>
    </style:style>
    <style:style style:name="P8" style:family="paragraph" style:parent-style-name="List_20_Paragraph" style:list-style-name="WWNum5">
      <loext:graphic-properties draw:fill-gradient-name="gradient" draw:fill-hatch-name="hatch"/>
      <style:paragraph-properties fo:margin-top="0mm" fo:margin-bottom="1.25mm" style:contextual-spacing="false" fo:text-align="justify" style:justify-single-word="false"/>
      <style:text-properties style:font-name="Liberation Sans1" fo:font-size="11pt" fo:language="es" fo:country="ES" style:font-size-asian="11pt" style:font-name-complex="Arial1" style:font-size-complex="11pt"/>
    </style:style>
    <style:style style:name="P9" style:family="paragraph" style:parent-style-name="List_20_Paragraph">
      <loext:graphic-properties draw:fill-gradient-name="gradient" draw:fill-hatch-name="hatch"/>
      <style:paragraph-properties fo:margin-top="0mm" fo:margin-bottom="1.25mm" style:contextual-spacing="false" fo:text-align="justify" style:justify-single-word="false"/>
      <style:text-properties style:font-name="Liberation Sans1" fo:font-size="11pt" fo:language="es" fo:country="ES" officeooo:paragraph-rsid="0056713b" style:font-size-asian="11pt" style:font-name-complex="Arial1" style:font-size-complex="11pt"/>
    </style:style>
    <style:style style:name="P10" style:family="paragraph" style:parent-style-name="List_20_Paragraph">
      <loext:graphic-properties draw:fill-gradient-name="gradient" draw:fill-hatch-name="hatch"/>
      <style:paragraph-properties fo:margin-top="0mm" fo:margin-bottom="1.25mm" style:contextual-spacing="false" fo:text-align="justify" style:justify-single-word="false"/>
      <style:text-properties style:font-name="Liberation Sans1" fo:font-size="11pt" fo:language="es" fo:country="ES" officeooo:paragraph-rsid="0057bf3e" style:font-size-asian="11pt" style:font-name-complex="Arial1" style:font-size-complex="11pt"/>
    </style:style>
    <style:style style:name="P11" style:family="paragraph" style:parent-style-name="List_20_Paragraph">
      <loext:graphic-properties draw:fill-gradient-name="gradient" draw:fill-hatch-name="hatch"/>
      <style:paragraph-properties fo:margin-top="0mm" fo:margin-bottom="1.25mm" style:contextual-spacing="false" fo:text-align="justify" style:justify-single-word="false"/>
      <style:text-properties style:font-name="Liberation Sans1" fo:font-size="11pt" fo:language="es" fo:country="ES" officeooo:paragraph-rsid="005a472a" style:font-size-asian="11pt" style:font-name-complex="Arial1" style:font-size-complex="11pt"/>
    </style:style>
    <style:style style:name="P12" style:family="paragraph" style:parent-style-name="List_20_Paragraph" style:list-style-name="WWNum5">
      <loext:graphic-properties draw:fill-gradient-name="gradient" draw:fill-hatch-name="hatch"/>
      <style:paragraph-properties fo:margin-top="0mm" fo:margin-bottom="1.25mm" style:contextual-spacing="false"/>
      <style:text-properties style:font-name="Liberation Sans1" fo:font-size="11pt" fo:language="es" fo:country="ES" style:font-size-asian="11pt" style:font-name-complex="Arial1" style:font-size-complex="11pt"/>
    </style:style>
    <style:style style:name="P13" style:family="paragraph" style:parent-style-name="List_20_Paragraph" style:list-style-name="WWNum1">
      <loext:graphic-properties draw:fill-gradient-name="gradient" draw:fill-hatch-name="hatch"/>
      <style:paragraph-properties fo:margin-top="0mm" fo:margin-bottom="1.25mm" style:contextual-spacing="false"/>
      <style:text-properties style:font-name="Liberation Sans1" fo:font-size="11pt" fo:language="es" fo:country="ES" style:font-size-asian="11pt" style:font-name-complex="Arial1" style:font-size-complex="11pt"/>
    </style:style>
    <style:style style:name="P14" style:family="paragraph" style:parent-style-name="List_20_Paragraph">
      <loext:graphic-properties draw:fill-gradient-name="gradient" draw:fill-hatch-name="hatch"/>
      <style:paragraph-properties fo:margin-top="0mm" fo:margin-bottom="1.25mm" style:contextual-spacing="false"/>
      <style:text-properties style:font-name="Liberation Sans1" fo:font-size="11pt" fo:language="es" fo:country="ES" officeooo:paragraph-rsid="00599557" style:font-size-asian="11pt" style:font-name-complex="Arial1" style:font-size-complex="11pt"/>
    </style:style>
    <style:style style:name="P15" style:family="paragraph" style:parent-style-name="List_20_Paragraph">
      <loext:graphic-properties draw:fill-gradient-name="gradient" draw:fill-hatch-name="hatch"/>
      <style:paragraph-properties fo:margin-top="0mm" fo:margin-bottom="1.25mm" style:contextual-spacing="false"/>
      <style:text-properties style:font-name="Liberation Sans1" fo:font-size="11pt" fo:language="es" fo:country="ES" style:font-size-asian="11pt" style:font-name-complex="Arial1" style:font-size-complex="11pt"/>
    </style:style>
    <style:style style:name="P16" style:family="paragraph" style:parent-style-name="List_20_Paragraph" style:list-style-name="WWNum5">
      <loext:graphic-properties draw:fill-gradient-name="gradient" draw:fill-hatch-name="hatch"/>
      <style:paragraph-properties fo:margin-top="0mm" fo:margin-bottom="1.25mm" style:contextual-spacing="false"/>
      <style:text-properties style:font-name="Liberation Sans1" fo:font-size="11pt" style:font-size-asian="11pt" style:font-name-complex="Arial1" style:font-size-complex="11pt"/>
    </style:style>
    <style:style style:name="P17" style:family="paragraph" style:parent-style-name="List_20_Paragraph" style:list-style-name="WWNum5">
      <loext:graphic-properties draw:fill-gradient-name="gradient" draw:fill-hatch-name="hatch"/>
      <style:paragraph-properties fo:margin-top="0mm" fo:margin-bottom="1.25mm" style:contextual-spacing="false"/>
      <style:text-properties style:font-name="Liberation Sans1" fo:font-size="11pt" style:font-size-asian="11pt" style:font-size-complex="11pt"/>
    </style:style>
    <style:style style:name="P18" style:family="paragraph" style:parent-style-name="List_20_Paragraph" style:list-style-name="WWNum5">
      <loext:graphic-properties draw:fill-gradient-name="gradient" draw:fill-hatch-name="hatch"/>
      <style:paragraph-properties fo:margin-top="0mm" fo:margin-bottom="1.25mm" style:contextual-spacing="false"/>
      <style:text-properties style:font-name="Liberation Sans1" fo:font-size="11pt" fo:background-color="#f8f9fa" style:font-size-asian="11pt" style:font-name-complex="Arial1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 fo:margin-top="0mm" fo:margin-bottom="1.25mm" style:contextual-spacing="false" fo:text-align="center" style:justify-single-word="false" fo:orphans="0" fo:widows="0"/>
      <style:text-properties style:font-name="Liberation Sans1" fo:font-size="11pt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paragraph-properties fo:margin-top="0mm" fo:margin-bottom="1.25mm" style:contextual-spacing="false" fo:text-align="center" style:justify-single-word="false" fo:orphans="0" fo:widows="0"/>
      <style:text-properties style:font-name="Liberation Sans1" fo:font-size="11pt" officeooo:rsid="00252812" officeooo:paragraph-rsid="00252812" style:font-size-asian="11pt" style:font-size-complex="11pt"/>
    </style:style>
    <style:style style:name="P21" style:family="paragraph" style:parent-style-name="Standard">
      <loext:graphic-properties draw:fill-gradient-name="gradient" draw:fill-hatch-name="hatch"/>
      <style:paragraph-properties fo:margin-top="0mm" fo:margin-bottom="1.25mm" style:contextual-spacing="false" fo:text-align="center" style:justify-single-word="false" fo:orphans="0" fo:widows="0">
        <style:tab-stops>
          <style:tab-stop style:position="15.52mm"/>
          <style:tab-stop style:position="72.95mm" style:type="center"/>
        </style:tab-stops>
      </style:paragraph-properties>
      <style:text-properties style:font-name="Liberation Sans1" fo:font-size="11pt" fo:language="es" fo:country="ES" fo:font-weight="bold" style:font-size-asian="11pt" style:font-weight-asian="bold" style:font-name-complex="Arial1" style:font-size-complex="11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top="0mm" fo:margin-bottom="1.25mm" style:contextual-spacing="false" fo:text-align="center" style:justify-single-word="false" fo:orphans="0" fo:widows="0"/>
      <style:text-properties style:font-name="Liberation Sans1" fo:font-size="11pt" fo:language="es" fo:country="ES" fo:font-weight="bold" style:font-size-asian="11pt" style:font-weight-asian="bold" style:font-name-complex="Arial1" style:font-size-complex="11pt" style:font-weight-complex="bold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12.75mm" fo:margin-right="0mm" fo:margin-top="0mm" fo:margin-bottom="1.25mm" style:contextual-spacing="false" fo:text-align="start" style:justify-single-word="false" fo:orphans="2" fo:widows="2" fo:text-indent="0mm" style:auto-text-indent="false" style:page-number="auto" fo:background-color="transparent" style:writing-mode="lr-tb"/>
      <style:text-properties style:font-name="Liberation Sans1" fo:font-size="11pt" fo:language="es" fo:country="ES" officeooo:paragraph-rsid="0059fd67" style:font-size-asian="11pt" style:font-name-complex="Arial1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be5f" style:font-weight-asian="bold" style:font-weight-complex="bold"/>
    </style:style>
    <style:style style:name="T4" style:family="text">
      <style:text-properties fo:font-weight="bold" officeooo:rsid="002264d6" style:font-weight-asian="bold" style:font-weight-complex="bold"/>
    </style:style>
    <style:style style:name="T5" style:family="text">
      <style:text-properties fo:font-weight="bold" officeooo:rsid="0022dffa" style:font-weight-asian="bold" style:font-weight-complex="bold"/>
    </style:style>
    <style:style style:name="T6" style:family="text">
      <style:text-properties fo:font-weight="bold" officeooo:rsid="002433c0" style:font-weight-asian="bold" style:font-weight-complex="bold"/>
    </style:style>
    <style:style style:name="T7" style:family="text">
      <style:text-properties fo:font-weight="bold" officeooo:rsid="00252812" style:font-weight-asian="bold" style:font-weight-complex="bold"/>
    </style:style>
    <style:style style:name="T8" style:family="text">
      <style:text-properties fo:font-weight="bold" officeooo:rsid="00289c68" style:font-weight-asian="bold" style:font-weight-complex="bold"/>
    </style:style>
    <style:style style:name="T9" style:family="text">
      <style:text-properties fo:font-weight="bold" officeooo:rsid="00289edd" style:font-weight-asian="bold" style:font-weight-complex="bold"/>
    </style:style>
    <style:style style:name="T10" style:family="text">
      <style:text-properties fo:font-weight="bold" officeooo:rsid="002a2d1e" style:font-weight-asian="bold" style:font-weight-complex="bold"/>
    </style:style>
    <style:style style:name="T11" style:family="text">
      <style:text-properties fo:font-weight="bold" officeooo:rsid="002b2283" style:font-weight-asian="bold" style:font-weight-complex="bold"/>
    </style:style>
    <style:style style:name="T12" style:family="text">
      <style:text-properties fo:font-weight="bold" officeooo:rsid="002b8b1e" style:font-weight-asian="bold" style:font-weight-complex="bold"/>
    </style:style>
    <style:style style:name="T13" style:family="text">
      <style:text-properties fo:font-weight="bold" officeooo:rsid="002d47c6" style:font-weight-asian="bold" style:font-weight-complex="bold"/>
    </style:style>
    <style:style style:name="T14" style:family="text">
      <style:text-properties fo:font-weight="bold" officeooo:rsid="002eb8ef" style:font-weight-asian="bold" style:font-weight-complex="bold"/>
    </style:style>
    <style:style style:name="T15" style:family="text">
      <style:text-properties fo:font-weight="bold" officeooo:rsid="002fe65b" style:font-weight-asian="bold" style:font-weight-complex="bold"/>
    </style:style>
    <style:style style:name="T16" style:family="text">
      <style:text-properties fo:font-weight="bold" officeooo:rsid="00310c7d" style:font-weight-asian="bold" style:font-weight-complex="bold"/>
    </style:style>
    <style:style style:name="T17" style:family="text">
      <style:text-properties fo:font-weight="bold" officeooo:rsid="00322c55" style:font-weight-asian="bold" style:font-weight-complex="bold"/>
    </style:style>
    <style:style style:name="T18" style:family="text">
      <style:text-properties fo:font-weight="bold" officeooo:rsid="0032ccbd" style:font-weight-asian="bold" style:font-weight-complex="bold"/>
    </style:style>
    <style:style style:name="T19" style:family="text">
      <style:text-properties fo:font-weight="bold" officeooo:rsid="00366385" style:font-weight-asian="bold" style:font-weight-complex="bold"/>
    </style:style>
    <style:style style:name="T20" style:family="text">
      <style:text-properties fo:font-weight="bold" officeooo:rsid="00380d0a" style:font-weight-asian="bold" style:font-weight-complex="bold"/>
    </style:style>
    <style:style style:name="T21" style:family="text">
      <style:text-properties fo:font-weight="bold" officeooo:rsid="003972ad" style:font-weight-asian="bold" style:font-weight-complex="bold"/>
    </style:style>
    <style:style style:name="T22" style:family="text">
      <style:text-properties fo:font-weight="bold" officeooo:rsid="003a5159" style:font-weight-asian="bold" style:font-weight-complex="bold"/>
    </style:style>
    <style:style style:name="T23" style:family="text">
      <style:text-properties fo:font-weight="bold" officeooo:rsid="003c177e" style:font-weight-asian="bold" style:font-weight-complex="bold"/>
    </style:style>
    <style:style style:name="T24" style:family="text">
      <style:text-properties fo:font-weight="bold" officeooo:rsid="003d24c7" style:font-weight-asian="bold" style:font-weight-complex="bold"/>
    </style:style>
    <style:style style:name="T25" style:family="text">
      <style:text-properties fo:font-weight="bold" officeooo:rsid="0041215f" style:font-weight-asian="bold" style:font-weight-complex="bold"/>
    </style:style>
    <style:style style:name="T26" style:family="text">
      <style:text-properties fo:font-weight="bold" officeooo:rsid="00419001" style:font-weight-asian="bold" style:font-weight-complex="bold"/>
    </style:style>
    <style:style style:name="T27" style:family="text">
      <style:text-properties fo:font-weight="bold" officeooo:rsid="0042ab57" style:font-weight-asian="bold" style:font-weight-complex="bold"/>
    </style:style>
    <style:style style:name="T28" style:family="text">
      <style:text-properties fo:font-weight="bold" officeooo:rsid="0042f67f" style:font-weight-asian="bold" style:font-weight-complex="bold"/>
    </style:style>
    <style:style style:name="T29" style:family="text">
      <style:text-properties fo:font-weight="bold" officeooo:rsid="00441861" style:font-weight-asian="bold" style:font-weight-complex="bold"/>
    </style:style>
    <style:style style:name="T30" style:family="text">
      <style:text-properties fo:font-weight="bold" officeooo:rsid="0044976a" style:font-weight-asian="bold" style:font-weight-complex="bold"/>
    </style:style>
    <style:style style:name="T31" style:family="text">
      <style:text-properties fo:font-weight="bold" officeooo:rsid="0044d57b" style:font-weight-asian="bold" style:font-weight-complex="bold"/>
    </style:style>
    <style:style style:name="T32" style:family="text">
      <style:text-properties fo:font-weight="bold" officeooo:rsid="0045b39f" style:font-weight-asian="bold" style:font-weight-complex="bold"/>
    </style:style>
    <style:style style:name="T33" style:family="text">
      <style:text-properties fo:font-weight="bold" officeooo:rsid="0046431c" style:font-weight-asian="bold" style:font-weight-complex="bold"/>
    </style:style>
    <style:style style:name="T34" style:family="text">
      <style:text-properties fo:font-weight="bold" officeooo:rsid="0046f993" style:font-weight-asian="bold" style:font-weight-complex="bold"/>
    </style:style>
    <style:style style:name="T35" style:family="text">
      <style:text-properties fo:font-weight="bold" officeooo:rsid="0047df60" style:font-weight-asian="bold" style:font-weight-complex="bold"/>
    </style:style>
    <style:style style:name="T36" style:family="text">
      <style:text-properties fo:font-weight="bold" officeooo:rsid="0049a2fb" style:font-weight-asian="bold" style:font-weight-complex="bold"/>
    </style:style>
    <style:style style:name="T37" style:family="text">
      <style:text-properties fo:font-weight="bold" officeooo:rsid="004a87f1" style:font-weight-asian="bold" style:font-weight-complex="bold"/>
    </style:style>
    <style:style style:name="T38" style:family="text">
      <style:text-properties fo:font-weight="bold" officeooo:rsid="004c7813" style:font-weight-asian="bold" style:font-weight-complex="bold"/>
    </style:style>
    <style:style style:name="T39" style:family="text">
      <style:text-properties fo:font-weight="bold" officeooo:rsid="004dbfc0" style:font-weight-asian="bold" style:font-weight-complex="bold"/>
    </style:style>
    <style:style style:name="T40" style:family="text">
      <style:text-properties fo:font-weight="bold" officeooo:rsid="004ed650" style:font-weight-asian="bold" style:font-weight-complex="bold"/>
    </style:style>
    <style:style style:name="T41" style:family="text">
      <style:text-properties fo:font-weight="bold" officeooo:rsid="004f1d29" style:font-weight-asian="bold" style:font-weight-complex="bold"/>
    </style:style>
    <style:style style:name="T42" style:family="text">
      <style:text-properties fo:font-weight="bold" officeooo:rsid="004f4a4c" style:font-weight-asian="bold" style:font-weight-complex="bold"/>
    </style:style>
    <style:style style:name="T43" style:family="text">
      <style:text-properties fo:font-weight="bold" officeooo:rsid="00512964" style:font-weight-asian="bold" style:font-weight-complex="bold"/>
    </style:style>
    <style:style style:name="T44" style:family="text">
      <style:text-properties fo:font-weight="bold" officeooo:rsid="0053c92b" style:font-weight-asian="bold" style:font-weight-complex="bold"/>
    </style:style>
    <style:style style:name="T45" style:family="text">
      <style:text-properties fo:font-weight="bold" officeooo:rsid="0055013a" style:font-weight-asian="bold" style:font-weight-complex="bold"/>
    </style:style>
    <style:style style:name="T46" style:family="text">
      <style:text-properties fo:font-weight="bold" officeooo:rsid="0056713b" style:font-weight-asian="bold" style:font-weight-complex="bold"/>
    </style:style>
    <style:style style:name="T47" style:family="text">
      <style:text-properties fo:font-weight="bold" officeooo:rsid="0057bf3e" style:font-weight-asian="bold" style:font-weight-complex="bold"/>
    </style:style>
    <style:style style:name="T48" style:family="text">
      <style:text-properties fo:font-weight="bold" officeooo:rsid="00599557" style:font-weight-asian="bold" style:font-weight-complex="bold"/>
    </style:style>
    <style:style style:name="T49" style:family="text">
      <style:text-properties fo:font-weight="bold" officeooo:rsid="0059fd67" style:font-weight-asian="bold" style:font-weight-complex="bold"/>
    </style:style>
    <style:style style:name="T50" style:family="text">
      <style:text-properties fo:font-weight="bold" officeooo:rsid="005a472a" style:font-weight-asian="bold" style:font-weight-complex="bold"/>
    </style:style>
    <style:style style:name="T51" style:family="text">
      <style:text-properties fo:font-weight="bold" officeooo:rsid="002fe65b" fo:background-color="#f8f9fa" loext:char-shading-value="0" style:font-weight-asian="bold" style:font-name-complex="Arial1" style:font-weight-complex="bold"/>
    </style:style>
    <style:style style:name="T52" style:family="text">
      <style:text-properties officeooo:rsid="00252812"/>
    </style:style>
    <style:style style:name="T53" style:family="text">
      <style:text-properties fo:language="es" fo:country="ES" fo:font-weight="bold" style:font-weight-asian="bold" style:font-name-complex="Arial1" style:font-weight-complex="bold"/>
    </style:style>
    <style:style style:name="T54" style:family="text">
      <style:text-properties fo:language="es" fo:country="ES" fo:font-weight="bold" officeooo:rsid="001f1765" style:font-weight-asian="bold" style:font-name-complex="Arial1" style:font-weight-complex="bold"/>
    </style:style>
    <style:style style:name="T55" style:family="text">
      <style:text-properties fo:language="es" fo:country="ES" style:font-name-complex="Arial1"/>
    </style:style>
    <style:style style:name="T56" style:family="text">
      <style:text-properties fo:background-color="#f8f9fa" loext:char-shading-value="0" style:font-name-complex="Arial1"/>
    </style:style>
    <style:style style:name="Sect1" style:family="section">
      <style:section-properties text:dont-balance-text-columns="false" style:editable="false">
        <style:columns fo:column-count="3" fo:column-gap="4.97mm">
          <style:column style:rel-width="21845*" fo:start-indent="0mm" fo:end-indent="2.48mm"/>
          <style:column style:rel-width="21845*" fo:start-indent="2.48mm" fo:end-indent="2.48mm"/>
          <style:column style:rel-width="21845*" fo:start-indent="2.48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8mm"/>
          <style:column style:rel-width="32768*" fo:start-indent="2.48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Sistemas informáticos.</text:p>
            <text:p text:style-name="P22">UD 7 – Conceptos de servicios.</text:p>
            <text:p text:style-name="P19"><text:span text:style-name="T53">Práctica 7</text:span><text:bookmark text:name="_GoBack"/><text:span text:style-name="T53">.1</text:span></text:p>
            <text:p text:style-name="P20"><text:span text:style-name="T53">Alumno: Kevin Zamora Amela</text:span></text:p>
          </table:table-cell>
        </table:table-row>
      </table:table>
      <text:h text:style-name="P4" text:outline-level="2">Averías</text:h>
      <text:p text:style-name="P15">Buscar a que se deben estas posibles averías.</text:p>
      <text:list xml:id="list362865985" text:style-name="WWNum1">
        <text:list-item>
          <text:p text:style-name="P7">En una red Windows, si no tenemos conexión a internet, y la ip del equipo es dinámica y da una ip 169.254.X.X/16 (por ejemplo 169.254.127.169/16, ¿cuál puede ser la avería? <text:span text:style-name="T2"><text:s/></text:span><text:span text:style-name="T3">Una de las averías más usuales, para dejar de tener conexión a internet, suele encontrarse en la configuración de nuestro servidor DNS. </text:span><text:span text:style-name="T4">Por defecto, Windows suele utilizar el servidor definido/suministrado por nuestro router/puerta de enlace y este puede saturarse y dejar de funcionar con mayor frecuencia y probabilidad. Para tratar de solucionarlo/descartarlo, podemos configurar los servidores DNS suministrados y mantenidos por Google (8.8.8.8. y 8.8.</text:span><text:span text:style-name="T8">4.4</text:span><text:span text:style-name="T4">)</text:span></text:p>
        </text:list-item>
        <text:list-item>
          <text:p text:style-name="P7">Si comprobamos que no tenemos conectividad con la red externa, pero si con los equipos de nuestra red, ¿cuál puede ser la avería? <text:span text:style-name="T5">En este caso, una de las averías más usuales suele deberse a un fallo/corte de servicio por parte de la central de distribución o la línea, que utilice o posea nuestra empresa suministradora. Para confirmar/descartar dicho supuesto, podemos acceder al portal de administración de nuestro router (normalmente desde la dirección 192.168.1.1) y apreciar que el puerto WAN de nuestro router no está recibiendo señal, consultar el estado y las averías de dicha operadora en nuestra zona (desde otro dispositivo con acceso) o contactar con el número de servicio técnico de nuestra “operadora”, donde seguramente nos informarán de primeras.</text:span></text:p>
        </text:list-item>
        <text:list-item>
          <text:p text:style-name="P7">Si desde un equipo cliente, no realizamos ping a un dominio por su nemónico (por ejemplo google.es), pero el ping a una ip si hay conectividad (por ejemplo 8.8.8.8), ¿cuál puede ser la avería? <text:span text:style-name="T6">Esta fallando el direccionamiento mediante el servidor DNS que estemos utilizando.</text:span></text:p>
        </text:list-item>
      </text:list>
      <text:p text:style-name="P15"><text:span text:style-name="T1">Comandos</text:span></text:p>
      <text:list xml:id="list104426782995139" text:continue-numbering="true" text:style-name="WWNum1">
        <text:list-item>
          <text:p text:style-name="P7">De los siguientes comandos especificar el sistema operativo y cual para que se emplea:</text:p>
        </text:list-item>
      </text:list>
      <text:list xml:id="list1028667044" text:style-name="WWNum5">
        <text:list-item>
          <text:p text:style-name="P8">ping<text:tab/><text:tab/><text:tab/><text:span text:style-name="T7">Windows / Linux / Mac OS - diagnosticar problemas de conectividad, <text:tab/><text:tab/><text:tab/>monitorear el rendimiento </text:span><text:span text:style-name="T10">(</text:span><text:span text:style-name="T7">red</text:span><text:span text:style-name="T10">)</text:span><text:span text:style-name="T7"> y verificar la disponibilidad </text:span><text:span text:style-name="T10">(</text:span><text:span text:style-name="T7">servidor</text:span><text:span text:style-name="T10">)</text:span></text:p>
        </text:list-item>
        <text:list-item>
          <text:p text:style-name="P8">ipconfig<text:tab/><text:tab/><text:span text:style-name="T11">Windows - </text:span><text:span text:style-name="T9">L</text:span><text:span text:style-name="T2">ista todas las interfaces </text:span><text:span text:style-name="T11">(</text:span><text:span text:style-name="T2">red</text:span><text:span text:style-name="T11">)</text:span><text:span text:style-name="T2">, incluidos los </text:span><text:span text:style-name="T11">ad</text:span><text:span text:style-name="T2">. virtuales</text:span></text:p>
        </text:list-item>
        <text:list-item>
          <text:p text:style-name="P12">ipconfig /renew<text:tab/><text:span text:style-name="T19">Windows - Renueva la dir. IP tras abandonarla (con … <text:s/>/release)</text:span></text:p>
        </text:list-item>
        <text:list-item>
          <text:p text:style-name="P12">ipconfig /flushdns<text:tab/><text:span text:style-name="T20">Windows - Borrar archivos de caché DNS del PC</text:span></text:p>
        </text:list-item>
        <text:list-item>
          <text:p text:style-name="P12">ipconfig /displaydns<text:tab/><text:span text:style-name="T21">Windows - Muestra todas las entradas DNS en caché</text:span></text:p>
        </text:list-item>
        <text:list-item>
          <text:p text:style-name="P12">ifconfig<text:tab/><text:tab/><text:span text:style-name="T12">Linux / MacOS - Equiv</text:span><text:span text:style-name="T13">alente</text:span><text:span text:style-name="T12"> a ‘ipconfig’ - administración de red</text:span></text:p>
        </text:list-item>
        <text:list-item>
          <text:p text:style-name="P12">tracert<text:tab/><text:tab/><text:tab/><text:span text:style-name="T22">Windows - Muestra los saltos descubiertos y el tiempo </text:span><text:span text:style-name="T23">en ms.</text:span></text:p>
        </text:list-item>
        <text:list-item>
          <text:p text:style-name="P12">traceroute<text:tab/><text:tab/><text:span text:style-name="T23">Windows - Equiv. a ‘tracert’ </text:span><text:span text:style-name="T24">y con su misma función</text:span></text:p>
        </text:list-item>
        <text:list-item>
          <text:p text:style-name="P12">ip address show<text:tab/><text:span text:style-name="T25">Linux / MacOS - Equiv. a ‘ipconfig’ - Muestra las interfaces (red)</text:span></text:p>
        </text:list-item>
        <text:list-item>
          <text:p text:style-name="P12">netstat -a<text:tab/><text:tab/><text:span text:style-name="T26">Linux / MacOS - Muestra el estado (red) y estadísticas del prot.</text:span></text:p>
        </text:list-item>
        <text:list-item>
          <text:p text:style-name="P12">dig <text:tab/><text:tab/><text:tab/><text:span text:style-name="T29">U</text:span><text:span text:style-name="T30">nix</text:span><text:span text:style-name="T29">/</text:span><text:span text:style-name="T28">Windows - </text:span><text:span text:style-name="T27">(Domain Info. Groper) - Realizar consultas DNS</text:span></text:p>
        </text:list-item>
        <text:list-item>
          <text:p text:style-name="P12">nslookup<text:tab/><text:tab/><text:span text:style-name="T30">Unix - </text:span><text:span text:style-name="T31">Recuperar la información de un dominio (IP, DNS, etc.)</text:span></text:p>
        </text:list-item>
        <text:list-item>
          <text:p text:style-name="P12">whois<text:tab/><text:tab/><text:tab/><text:span text:style-name="T32">Unix - </text:span><text:span text:style-name="T33">R</text:span><text:span text:style-name="T32">ecuperar información sobre una dir. IP espec.</text:span></text:p>
        </text:list-item>
        <text:list-item>
          <text:p text:style-name="P12">Netsh<text:tab/><text:tab/><text:tab/><text:span text:style-name="T34">Win - </text:span><text:span text:style-name="T33">Mostrar o recuperar config. de red de un PC en ejecución</text:span></text:p>
        </text:list-item>
      </text:list>
      <text:p text:style-name="P15"/>
      <text:h text:style-name="P5" text:outline-level="2"><text:soft-page-break/>Programas o herramientas</text:h>
      <text:list xml:id="list104425766332913" text:continue-list="list104426782995139" text:style-name="WWNum1">
        <text:list-item>
          <text:p text:style-name="P13">Determina para que se utilizan las siguientes herramientas:</text:p>
        </text:list-item>
      </text:list>
      <text:list xml:id="list104426077526630" text:continue-list="list1028667044" text:style-name="WWNum5">
        <text:list-item>
          <text:p text:style-name="P12">vsftpd<text:tab/><text:tab/><text:tab/><text:span text:style-name="T35">Servidor FTP popular entre sistemas Unix y Linux</text:span></text:p>
        </text:list-item>
        <text:list-item>
          <text:p text:style-name="P12">apache<text:tab/><text:tab/><text:span text:style-name="T36">Servidor web HTTP multiplataforma y de código abierto</text:span></text:p>
        </text:list-item>
        <text:list-item>
          <text:p text:style-name="P12">nginx<text:tab/><text:tab/><text:tab/><text:span text:style-name="T37">Servidor web/proxy inverso y ligero de alto rendimiento</text:span></text:p>
        </text:list-item>
        <text:list-item>
          <text:p text:style-name="P12">xampp<text:tab/><text:tab/><text:tab/><text:span text:style-name="T38">Paquete ‘open source’ - Gestión BD, Serv. Apache y más</text:span></text:p>
        </text:list-item>
        <text:list-item>
          <text:p text:style-name="P12">bind<text:tab/><text:tab/><text:tab/><text:span text:style-name="T39">Servidor de DNS, especialmente usado en sist. Unix</text:span></text:p>
        </text:list-item>
        <text:list-item>
          <text:p text:style-name="P12">isc-dhcp-server<text:tab/><text:span text:style-name="T40">Servidor DHCP – proporcionar config. dinámica de ‘host’</text:span></text:p>
        </text:list-item>
        <text:list-item>
          <text:p text:style-name="P12">Filezilla cliente<text:tab/><text:span text:style-name="T41">Cliente FTP de código libre</text:span></text:p>
        </text:list-item>
        <text:list-item>
          <text:p text:style-name="P12">Filezilla servidor<text:tab/><text:span text:style-name="T41">Servidor FTP de código libre</text:span></text:p>
        </text:list-item>
        <text:list-item>
          <text:p text:style-name="P16">IIS <text:tab/><text:tab/><text:tab/><text:span text:style-name="T2">(</text:span><text:span text:style-name="T42">I</text:span><text:span text:style-name="T2">nte</text:span><text:span text:style-name="T42">rnet </text:span><text:span text:style-name="T2">Information Services) </text:span><text:span text:style-name="T42">Servidor web para Windows</text:span></text:p>
        </text:list-item>
        <text:list-item>
          <text:p text:style-name="P12">ProFTPd<text:tab/><text:tab/><text:span text:style-name="T43">Servidor FTP de ‘software’ libre</text:span></text:p>
        </text:list-item>
        <text:list-item>
          <text:p text:style-name="P12">Squid<text:tab/><text:tab/><text:tab/><text:span text:style-name="T44">Servidor proxy para web, ‘open source’ y con caché</text:span></text:p>
        </text:list-item>
      </text:list>
      <text:h text:style-name="P5" text:outline-level="2">Conceptos</text:h>
      <text:list xml:id="list104426682305979" text:continue-list="list104425766332913" text:style-name="WWNum1">
        <text:list-item>
          <text:p text:style-name="P7">¿Qué crees que ocurriría si instalo 2 herramientas para el mismo servicio?, como por ejemplo vsftpd y ProFTPd. <text:span text:style-name="T45">No parece tener demasiado sentido ya que ambxs generan un servidor FTP y a su vez, para que pudieran coexistir, habría que configurar y cambiar manualmente los puertos de entrada y salida. De primeras, generarían un sobreconsumo de recursos computacionales y además, en caso de conflicto de puertos, ambos podrían quedar inutilizados funcionalmente hablando.</text:span></text:p>
        </text:list-item>
        <text:list-item>
          <text:p text:style-name="P13">Define que es un DNS cache.</text:p>
        </text:list-item>
      </text:list>
      <text:p text:style-name="P9"><text:span text:style-name="T46">El caché DNS resulta un ‘directorio’ que almacena las direcciones IP de los servidores web que contienen páginas web visitadas recientemente.</text:span></text:p>
      <text:list xml:id="list104425144724523" text:continue-numbering="true" text:style-name="WWNum1">
        <text:list-item>
          <text:p text:style-name="P13">Explica en que consiste el balanceo de carga.</text:p>
        </text:list-item>
      </text:list>
      <text:p text:style-name="P10"><text:span text:style-name="T47">Representa un concepto usado en administración de ‘sistemas’, al que también nos podemos referir como ‘equilibrio de carga’. Este se refiere a una técnica usada para compartir el trabajo a realizar entre varios ordenadores, procesos, discos, servidores u otros recursos.</text:span></text:p>
      <text:list xml:id="list104426463632804" text:continue-numbering="true" text:style-name="WWNum1">
        <text:list-item>
          <text:p text:style-name="P13">¿En qué consiste el envenenamiento DNS?</text:p>
        </text:list-item>
      </text:list>
      <text:p text:style-name="P14"><text:span text:style-name="T48">Representa una situación creada de manera maliciosa o no deseada en la cual se provee datos de un servidor DNS que no se originan en fuentes DNS autorizadas.</text:span></text:p>
      <text:list xml:id="list104426221942005" text:continue-numbering="true" text:style-name="WWNum1">
        <text:list-item>
          <text:p text:style-name="P13">¿En qué consiste el propagamiento DNS?</text:p>
        </text:list-item>
      </text:list>
      <text:p text:style-name="P23"><text:span text:style-name="T49">Representa al periodo de tiempo durante el cual la configuración de los servidores DNS se difunde entre los servidores de toda la red de internet.</text:span></text:p>
      <text:list xml:id="list104426750338648" text:continue-numbering="true" text:style-name="WWNum1">
        <text:list-item>
          <text:p text:style-name="P13">Explica los permisos de sistema y los permisos de red.</text:p>
        </text:list-item>
      </text:list>
      <text:p text:style-name="P11"><text:span text:style-name="T50">Los permisos de sistema definen el nivel de acceso que los usuarios y los grupos tienen respecto a un objeto concreto. Y los permisos de red definen el comportamiento y la accesibilidad de las aplicaciones a la hora de acceder a y enviar / recibir datos de Internet.</text:span></text:p>
      <text:p text:style-name="P15"><text:span text:style-name="T1">Puertos de los servicios</text:span></text:p>
      <text:list xml:id="list104425445039911" text:continue-numbering="true" text:style-name="WWNum1">
        <text:list-item>
          <text:p text:style-name="P13">Averiguar los puertos de los siguientes servicios. Indica, si es posible, si son TCP o UDP.</text:p>
        </text:list-item>
      </text:list>
      <text:section text:style-name="Sect1" text:name="Section1">
        <text:list xml:id="list104426707117294" text:continue-list="list104426077526630" text:style-name="WWNum5">
          <text:list-item>
            <text:p text:style-name="P12">Ssh<text:tab/><text:span text:style-name="T18">22</text:span></text:p>
          </text:list-item>
          <text:list-item>
            <text:p text:style-name="P17"><text:span text:style-name="T55">http<text:tab/></text:span><text:span text:style-name="T54">80</text:span></text:p>
          </text:list-item>
          <text:list-item>
            <text:p text:style-name="P17"><text:span text:style-name="T55">https<text:tab/></text:span><text:span text:style-name="T54">8080</text:span></text:p>
          </text:list-item>
          <text:list-item>
            <text:p text:style-name="P12">smtp<text:tab/><text:span text:style-name="T17">25</text:span></text:p>
          </text:list-item>
          <text:list-item>
            <text:p text:style-name="P17"><text:span text:style-name="T55">ftp<text:tab/></text:span><text:span text:style-name="T54">21</text:span></text:p>
          </text:list-item>
          <text:list-item>
            <text:p text:style-name="P12">dns<text:tab/><text:span text:style-name="T16">53</text:span></text:p>
          </text:list-item>
          <text:list-item>
            <text:p text:style-name="P12">dhcp<text:tab/><text:span text:style-name="T16">67 (Servidor) y 68 (Cliente)</text:span></text:p>
          </text:list-item>
        </text:list>
      </text:section>
      <text:list xml:id="list104426519418479" text:continue-list="list104425445039911" text:style-name="WWNum1">
        <text:list-item>
          <text:p text:style-name="P13">Averigua el uso de los siguientes puertos:</text:p>
        </text:list-item>
      </text:list>
      <text:section text:style-name="Sect2" text:name="Section2">
        <text:list xml:id="list104426070423590" text:continue-list="list104426707117294" text:style-name="WWNum5">
          <text:list-item>
            <text:p text:style-name="P18">3306<text:tab/><text:tab/><text:span text:style-name="T14">Conexión a base de datos MySQL</text:span></text:p>
          </text:list-item>
          <text:list-item>
            <text:p text:style-name="P17"><text:span text:style-name="T56">3074<text:tab/><text:tab/></text:span><text:span text:style-name="T51">Servicio online de videojuegos de Microsoft Xbox Live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4.23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loext:linked-style-name="Encabezado_20_Car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5mm" style:type="center"/>
          <style:tab-stop style:position="150m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5mm" style:type="center"/>
          <style:tab-stop style:position="150m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product_5f_name" style:display-name="product_name" style:family="text" style:parent-style-name="Default_20_Paragraph_20_Font"/>
    <style:style style:name="ListLabel_20_32" style:display-name="ListLabel 32" style:family="text">
      <style:text-properties style:font-name-complex="Calibri1" style:font-family-complex="Calibri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9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 fo:text-align="center" style:justify-single-word="false">
        <style:tab-stops>
          <style:tab-stop style:position="75mm" style:type="center"/>
          <style:tab-stop style:position="150mm" style:type="right"/>
        </style:tab-stops>
      </style:paragraph-properties>
      <style:text-properties style:font-name="Liberation Sans1" fo:font-size="13pt" fo:language="es" fo:country="ES" fo:font-weight="bold" style:font-size-asian="13pt" style:font-weight-asian="bold" style:font-name-complex="Arial1" style:font-size-complex="13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Liberation Sans1" fo:font-size="13pt" fo:font-weight="bold" officeooo:rsid="003ed0f9" officeooo:paragraph-rsid="003ed0f9" style:font-size-asian="13pt" style:font-weight-asian="bold" style:font-size-complex="13pt" style:font-weight-complex="bold"/>
    </style:style>
    <style:style style:name="MT1" style:family="text">
      <style:text-properties officeooo:rsid="00252812"/>
    </style:style>
    <style:page-layout style:name="Mpm1">
      <style:page-layout-properties fo:page-width="210.01mm" fo:page-height="297mm" style:num-format="1" style:print-orientation="portrait" fo:margin-top="0mm" fo:margin-bottom="10.74mm" fo:margin-left="21.43mm" fo:margin-right="12.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3.65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9.05mm" fo:margin-left="0mm" fo:margin-right="0mm" fo:margin-bottom="19mm" style:dynamic-spacing="true"/>
      </style:header-style>
      <style:footer-style>
        <style:header-footer-properties svg:height="9.77mm" fo:margin-top="4.99m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Sistemas informáticos – Unidad <text:span text:style-name="MT1">7</text:span><text:tab/><text:tab/> <text:s text:c="29"/>1º DAM</text:p>
      </style:header>
      <style:footer>
        <text:p text:style-name="MP3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65</meta:editing-cycles>
    <meta:print-date>2018-02-06T18:11:00</meta:print-date>
    <meta:creation-date>2024-04-08T18:40:00</meta:creation-date>
    <dc:date>2024-04-21T10:44:24.625178214</dc:date>
    <dc:language>es-ES</dc:language>
    <meta:editing-duration>PT2H21S</meta:editing-duration>
    <meta:generator>LibreOffice/7.3.7.2$Linux_X86_64 LibreOffice_project/30$Build-2</meta:generator>
    <meta:document-statistic meta:table-count="1" meta:image-count="0" meta:object-count="0" meta:page-count="2" meta:paragraph-count="64" meta:word-count="967" meta:character-count="5829" meta:non-whitespace-character-count="49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